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07BE4F455A70DD730DD.png" manifest:media-type="image/png"/>
  <manifest:file-entry manifest:full-path="Pictures/1000020100000245000001703CF790E9D5D41A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15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71cm" svg:height="9.736cm" svg:x="8.108cm" svg:y="4.021cm">
          <draw:image xlink:href="Pictures/1000020100000245000001703CF790E9D5D41AAC.png" xlink:type="simple" xlink:show="embed" xlink:actuate="onLoad">
            <text:p/>
          </draw:image>
        </draw:frame>
        <draw:frame draw:style-name="gr1" draw:text-style-name="P1" draw:layer="layout" svg:width="17.938cm" svg:height="3.253cm" svg:x="6.557cm" svg:y="1.254cm">
          <draw:image xlink:href="Pictures/10000201000002A60000007BE4F455A70DD730DD.png" xlink:type="simple" xlink:show="embed" xlink:actuate="onLoad">
            <text:p/>
          </draw:image>
        </draw:frame>
        <draw:custom-shape draw:style-name="gr2" draw:text-style-name="P2" draw:layer="layout" svg:width="1.651cm" svg:height="0.762cm" svg:x="17.764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762cm" svg:x="9.164cm" svg:y="3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762cm" svg:x="17.964cm" svg:y="1.7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3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4:49:30.829380083</meta:creation-date>
    <dc:date>2019-05-29T14:55:52.256667977</dc:date>
    <meta:editing-duration>PT6M22S</meta:editing-duration>
    <meta:editing-cycles>1</meta:editing-cycles>
    <meta:generator>LibreOffice/6.0.7.3$Linux_X86_64 LibreOffice_project/00m0$Build-3</meta:generator>
    <meta:document-statistic meta:object-count="5"/>
  </office:meta>
</office:document-meta>
</file>